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3.54" calcext:value-type="float">
            <text:p>83.5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98" calcext:value-type="float">
            <text:p>198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5" calcext:value-type="float">
            <text:p>90.7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4" calcext:value-type="float">
            <text:p>314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float" office:value="94.9" calcext:value-type="float">
            <text:p>94.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86" calcext:value-type="float">
            <text:p>186</text:p>
          </table:table-cell>
          <table:table-cell table:formula="of:=[.B16]-[.E16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1.74" calcext:value-type="float">
            <text:p>91.7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0" calcext:value-type="float">
            <text:p>100</text:p>
          </table:table-cell>
          <table:table-cell table:formula="of:=[.B18]-[.E1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81.39" calcext:value-type="float">
            <text:p>81.3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3" calcext:value-type="float">
            <text:p>223</text:p>
          </table:table-cell>
          <table:table-cell table:formula="of:=[.B19]-[.E19]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4.62" calcext:value-type="float">
            <text:p>74.6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7" calcext:value-type="float">
            <text:p>97</text:p>
          </table:table-cell>
          <table:table-cell table:formula="of:=[.B21]-[.E21]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4.82" calcext:value-type="float">
            <text:p>84.8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80" calcext:value-type="float">
            <text:p>380</text:p>
          </table:table-cell>
          <table:table-cell table:formula="of:=[.B25]-[.E25]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21" calcext:value-type="float">
            <text:p>90.21</text:p>
          </table:table-cell>
          <table:table-cell table:formula="of:=SUM([.B2:.B27])" office:value-type="float" office:value="3585" calcext:value-type="float">
            <text:p>3585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34" calcext:value-type="float">
            <text:p>3234</text:p>
          </table:table-cell>
          <table:table-cell table:formula="of:=[.B29]-[.E29]" office:value-type="float" office:value="351" calcext:value-type="float">
            <text:p>351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20:07:13.725511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9T10:06:40.191145754</dc:date>
    <dc:creator>Brent Seidel</dc:creator>
    <meta:editing-duration>P4DT19H3M32S</meta:editing-duration>
    <meta:editing-cycles>28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